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0000000607F1543BCBC2B0AF9.png" manifest:media-type="image/png"/>
  <manifest:file-entry manifest:full-path="Pictures/10000000000002D000000500F6740ED1733F3060.png" manifest:media-type="image/png"/>
  <manifest:file-entry manifest:full-path="Pictures/10000000000002D000000500CE43FD25F5017F26.png" manifest:media-type="image/png"/>
  <manifest:file-entry manifest:full-path="Pictures/10000000000002D000000500CF906D595000A3B5.png" manifest:media-type="image/png"/>
  <manifest:file-entry manifest:full-path="Pictures/10000000000002D000000500D424E5331AA008E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shadow="visible" draw:shadow-opacity="22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stroke="none" draw:fill="none" draw:textarea-horizontal-align="center" draw:textarea-vertical-align="middle" draw:shadow="visible" draw:shadow-offset-x="0.212cm" draw:shadow-offset-y="0.212cm" draw:shadow-opacity="1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6.749cm" svg:height="12cm" draw:transform="rotate (0.102974425867665) translate (5cm 1.694cm)">
          <draw:image xlink:href="Pictures/10000000000002D000000500D424E5331AA008E8.png" xlink:type="simple" xlink:show="embed" xlink:actuate="onLoad" loext:mime-type="image/png">
            <text:p/>
          </draw:image>
        </draw:frame>
        <draw:frame draw:style-name="gr1" draw:text-style-name="P1" draw:layer="layout" svg:width="4.681cm" svg:height="8.322cm" draw:transform="rotate (-0.444186294632557) translate (21.054cm 1.426cm)">
          <draw:image xlink:href="Pictures/10000000000002D000000500CF906D595000A3B5.png" xlink:type="simple" xlink:show="embed" xlink:actuate="onLoad" loext:mime-type="image/png">
            <text:p/>
          </draw:image>
        </draw:frame>
        <draw:frame draw:style-name="gr2" draw:text-style-name="P1" draw:layer="layout" svg:width="5.6cm" svg:height="9.956cm" draw:transform="rotate (-0.118507856210416) translate (15.408cm 0.548cm)">
          <draw:image xlink:href="Pictures/10000000000002D000000500CE43FD25F5017F26.png" xlink:type="simple" xlink:show="embed" xlink:actuate="onLoad" loext:mime-type="image/png">
            <text:p/>
          </draw:image>
        </draw:frame>
        <draw:frame draw:style-name="gr3" draw:text-style-name="P1" draw:layer="layout" svg:width="7.2cm" svg:height="12.801cm" svg:x="10.4cm" svg:y="1.6cm">
          <draw:image xlink:href="Pictures/10000000000002D000000500F6740ED1733F3060.png" xlink:type="simple" xlink:show="embed" xlink:actuate="onLoad" loext:mime-type="image/png">
            <text:p/>
          </draw:image>
        </draw:frame>
        <draw:frame draw:style-name="gr1" draw:text-style-name="P1" draw:layer="layout" svg:width="2.539cm" svg:height="2.539cm" draw:transform="rotate (0.219038821125288) translate (1.37cm 2.152cm)">
          <draw:image xlink:href="Pictures/1000020100000060000000607F1543BCBC2B0AF9.png" xlink:type="simple" xlink:show="embed" xlink:actuate="onLoad" loext:mime-type="image/png">
            <text:p/>
          </draw:image>
        </draw:frame>
        <draw:frame draw:style-name="gr4" draw:text-style-name="P3" draw:layer="layout" svg:width="4cm" svg:height="1.673cm" svg:x="1cm" svg:y="6.238cm">
          <draw:text-box>
            <text:p text:style-name="P2"><text:span text:style-name="T1">Einfach</text:span></text:p>
            <text:p text:style-name="P2"><text:span text:style-name="T1">Zyklus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3T14:30:50.551387184</meta:creation-date>
    <dc:date>2022-01-04T14:07:25.527058820</dc:date>
    <meta:editing-duration>PT7M15S</meta:editing-duration>
    <meta:editing-cycles>3</meta:editing-cycles>
    <meta:generator>LibreOffice/6.4.7.2$Linux_X86_64 LibreOffice_project/40$Build-2</meta:generator>
    <meta:document-statistic meta:object-count="29"/>
  </office:meta>
</office:document-meta>
</file>